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   "code": 200,   "data": [{ </text:p>
            <text:p>"description": "admin_hari have added my post  to collection",</text:p>
            <text:p> "id": "5f1c36d4556cd2921f1293d3",       "user": {         "following": false,         "id": "5ef38c44531fe27876b53051",         "language": "en/US",         "name": "Hari Admin",         "profile_image": "",         "user_name": "admin_hari"       }     },     {       "description": "admin_hari have added my post  to collection",       "id": "5f1c39cfe0162c2fe92500ee",       "user": {         "following": false,         "id": "5ef38c44531fe27876b53051",         "language": "en/US",         "name": "Hari Admin",         "profile_image": "",         "user_name": "admin_hari"       }     },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Update Profile</text:p>
          </table:table-cell>
          <table:table-cell table:style-name="ce7" office:value-type="string" calcext:value-type="string">
            <text:p>profile/upda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</text:p>
            <text:p>    "first_name":"joyaltest",</text:p>
            <text:p>    "last_name" :"babytest",</text:p>
            <text:p>    "phone":"02444230",</text:p>
            <text:p>    "email":"joyaltest@test.com",</text:p>
            <text:p>    "gender":"Male"</text:p>
            <text:p>}</text:p>
          </table:table-cell>
          <table:table-cell table:style-name="ce12" office:value-type="string" calcext:value-type="string">
            <text:p>{  "code": 200,  "following": false,  "id": "5f230e7bfe2d549df6270997",  "language": "en/US",  "name": "joyaltest babytest",  "profile_image": "",  "status": "Success",  "user_name": "joyalbaby2011"} </text:p>
          </table:table-cell>
          <table:table-cell table:number-columns-repeated="59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2:45:37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8-08T12:45:43.366000000</dc:date>
    <meta:editing-duration>PT8H13M56S</meta:editing-duration>
    <meta:editing-cycles>35</meta:editing-cycles>
    <meta:generator>LibreOffice/6.4.5.2$Windows_X86_64 LibreOffice_project/a726b36747cf2001e06b58ad5db1aa3a9a1872d6</meta:generator>
    <meta:document-statistic meta:table-count="1" meta:cell-count="186" meta:object-count="0"/>
  </office:meta>
</office:document-meta>
</file>